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3064AED37D4DC4C240F.png" manifest:media-type="image/png"/>
  <manifest:file-entry manifest:full-path="Pictures/10000001000001950000037177C09EB8838290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2.101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8000" draw:marker-start-width="0.277cm" draw:marker-end-width="0.27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8000" draw:marker-start-width="0.279cm" draw:marker-end-width="0.279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ec9ba4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ec9ba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fill-color="#ffff00" draw:textarea-vertical-align="middle" draw:auto-grow-height="false" fo:min-height="0.095cm" fo:min-width="0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-color="#ffff00" draw:textarea-vertical-align="middle" draw:auto-grow-height="false" fo:min-height="0.108cm" fo:min-width="0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-color="#ffff00" draw:textarea-vertical-align="middle" draw:auto-grow-height="false" fo:min-height="0.095cm" fo:min-width="0.2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-color="#ffff00" draw:textarea-vertical-align="middle" draw:auto-grow-height="false" fo:min-height="0.12cm" fo:min-width="0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0000" draw:fill-color="#ffff00" draw:textarea-vertical-align="middle" draw:auto-grow-height="false" fo:min-height="0.12cm" fo:min-width="0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0000" draw:fill-color="#ffff00" draw:textarea-vertical-align="middle" draw:auto-grow-height="false" fo:min-height="0.078cm" fo:min-width="0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0000" draw:fill-color="#ffff00" draw:textarea-vertical-align="middle" draw:auto-grow-height="false" fo:min-height="0.127cm" fo:min-width="0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f0000" draw:fill-color="#ffff00" draw:textarea-vertical-align="middle" draw:auto-grow-height="false" fo:min-height="0.183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9cm" svg:stroke-color="#ec9ba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2" draw:name="Ligne 1" draw:style-name="gr4" draw:text-style-name="P2" svg:x1="6.121cm" svg:y1="1.279cm" svg:x2="12.924cm" svg:y2="0.125cm"><text:p/></draw:line><draw:line text:anchor-type="paragraph" draw:z-index="3" draw:name="Ligne 2" draw:style-name="gr5" draw:text-style-name="P2" svg:x1="5.366cm" svg:y1="1.713cm" svg:x2="12.924cm" svg:y2="1.032cm"><text:p/></draw:line><draw:line text:anchor-type="paragraph" draw:z-index="4" draw:name="Ligne 3" draw:style-name="gr4" draw:text-style-name="P2" svg:x1="6.272cm" svg:y1="2.242cm" svg:x2="12.924cm" svg:y2="1.279cm"><text:p/></draw:line><draw:path text:anchor-type="paragraph" draw:z-index="5" draw:name="Courbe de Bézier 1" draw:style-name="gr3" draw:text-style-name="P4" svg:width="1.524cm" svg:height="0.504cm" draw:transform="rotate (-3.14159265358979) translate (4.97001922608102cm 1.97731944444444cm)" svg:viewBox="0 0 1525 505" svg:d="M947 37c192 58 495-138 568 189 74 333-269 260-436 264-192 5-392 25-586 0-178-22-589 133-472-225 73-226 386-184 585-265h189 190 37z"><text:p/></draw:path><draw:path text:anchor-type="paragraph" draw:z-index="6" draw:name="Courbe de Bézier 2" draw:style-name="gr14" draw:text-style-name="P2" svg:width="0.545cm" svg:height="1.758cm" draw:transform="rotate (1.5707963267949) translate (17.806747080447cm 1.26720875312447cm)" svg:viewBox="0 0 546 1759" svg:d="M159 12c272-79 311 252 302 436-9 188 4 375 37 566 34 190 87 411 0 586-214 427-382-122-453-283-80-179-36-395 0-587 37-199 25-392 39-586l188-113"><text:p/></draw:path><draw:line text:anchor-type="paragraph" draw:z-index="7" draw:name="Ligne 4" draw:style-name="gr4" draw:text-style-name="P2" svg:x1="7.086cm" svg:y1="3.773cm" svg:x2="12.775cm" svg:y2="2.715cm"><text:p/></draw:line><draw:line text:anchor-type="paragraph" draw:z-index="8" draw:name="Ligne 5" draw:style-name="gr5" draw:text-style-name="P2" svg:x1="5.498cm" svg:y1="4.34cm" svg:x2="12.774cm" svg:y2="3.036cm"><text:p/></draw:line><draw:line text:anchor-type="paragraph" draw:z-index="9" draw:name="Ligne 6" draw:style-name="gr4" draw:text-style-name="P2" svg:x1="6.481cm" svg:y1="4.811cm" svg:x2="12.775cm" svg:y2="4.15cm"><text:p/></draw:line><draw:path text:anchor-type="paragraph" draw:z-index="10" draw:name="Courbe de Bézier 3" draw:style-name="gr3" draw:text-style-name="P4" svg:width="1.054cm" svg:height="1.445cm" draw:transform="rotate (1.01019657105432) translate (3.78296229026624cm 4.33087560694194cm)" svg:viewBox="0 0 1055 1446" svg:d="M717 1373c193 79 447-147 288-360-118-159-264-301-328-486s-106-408-269-499c-247-137-386 264-406 455-20 187 130 356 237 521 114 175 255 336 434 442l90-35z"><text:p/></draw:path><draw:path text:anchor-type="paragraph" draw:z-index="11" draw:name="Courbe de Bézier 4" draw:style-name="gr14" draw:text-style-name="P2" svg:width="2.006cm" svg:height="0.582cm" svg:x="18.289cm" svg:y="2.662cm" svg:viewBox="0 0 2007 583" svg:d="M230 430c201-37 395 28 586 76 238 60 469 76 718 76 185 0 473 33 473-284 0-321-293-241-473-282-185-42-381 15-566 0-221-18-432 102-644 37-214-66-545 379-113 340l208 37h19"><text:p/></draw:path><draw:custom-shape text:anchor-type="paragraph" draw:z-index="12" draw:name="Forme 1" draw:style-name="gr13" draw:text-style-name="P6" svg:width="0.417cm" svg:height="0.549cm" svg:x="12.358cm" svg:y="0.12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3" draw:name="Forme 2" draw:style-name="gr12" draw:text-style-name="P5" svg:width="0.324cm" svg:height="0.38cm" svg:x="12.451cm" svg:y="0.57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4" draw:name="Forme 3" draw:style-name="gr11" draw:text-style-name="P5" svg:width="0.38cm" svg:height="0.228cm" svg:x="12.451cm" svg:y="1.50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5" draw:name="Forme 4" draw:style-name="gr10" draw:text-style-name="P5" svg:width="0.435cm" svg:height="0.361cm" svg:x="12.34cm" svg:y="3.03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6" draw:name="Forme 5" draw:style-name="gr9" draw:text-style-name="P5" svg:width="0.548cm" svg:height="0.361cm" svg:x="12.34cm" svg:y="3.31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7" draw:name="Forme 6" draw:style-name="gr8" draw:text-style-name="P5" svg:width="0.549cm" svg:height="0.285cm" svg:x="12.338cm" svg:y="3.77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8" draw:name="Forme 7" draw:style-name="gr7" draw:text-style-name="P5" svg:width="0.53cm" svg:height="0.322cm" svg:x="12.301cm" svg:y="5.60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19" draw:name="Forme 8" draw:style-name="gr6" draw:text-style-name="P5" svg:width="0.53cm" svg:height="0.285cm" svg:x="12.301cm" svg:y="5.92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line text:anchor-type="paragraph" draw:z-index="20" draw:name="Ligne 7" draw:style-name="gr4" draw:text-style-name="P2" svg:x1="6.084cm" svg:y1="11.596cm" svg:x2="12.907cm" svg:y2="8.987cm"><text:p/></draw:line><draw:line text:anchor-type="paragraph" draw:z-index="21" draw:name="Ligne 8" draw:style-name="gr5" draw:text-style-name="P2" svg:x1="5.271cm" svg:y1="12.181cm" svg:x2="12.792cm" svg:y2="9.29cm"><text:p/></draw:line><draw:line text:anchor-type="paragraph" draw:z-index="22" draw:name="Ligne 9" draw:style-name="gr4" draw:text-style-name="P2" svg:x1="6.084cm" svg:y1="12.578cm" svg:x2="12.792cm" svg:y2="9.592cm"><text:p/></draw:line><draw:path text:anchor-type="paragraph" draw:z-index="23" draw:name="Courbe de Bézier 5" draw:style-name="gr3" draw:text-style-name="P4" svg:width="0.778cm" svg:height="1.553cm" draw:transform="rotate (1.28543499409382) translate (3.43409090719217cm 12.2687313636571cm)" svg:viewBox="0 0 779 1554" svg:d="M375 1508c172 129 465-30 393-272-55-184-29-379-87-566-59-187-179-339-268-512-103-201-448-247-410 80 25 217 144 364 202 551 57 186 110 376 165 564l53 181z"><text:p/></draw:path><draw:path text:anchor-type="paragraph" draw:z-index="24" draw:name="Courbe de Bézier 6" draw:style-name="gr3" draw:text-style-name="P4" svg:width="1.579cm" svg:height="0.979cm" draw:transform="rotate (2.63370184125944) translate (19.1943590939416cm 10.0901133963501cm)" svg:viewBox="0 0 1580 980" svg:d="M14 929c230 79 419-82 640-95 213-13 383-171 563-271 150-83 483-192 318-438-152-226-443-92-635-13-197 81-373 209-561 312l-146 126-142 250-51 180z"><text:p/></draw:path><draw:line text:anchor-type="paragraph" draw:z-index="25" draw:name="Ligne 10" draw:style-name="gr1" draw:text-style-name="P2" svg:x1="20.221cm" svg:y1="1.732cm" svg:x2="14.437cm" svg:y2="1.732cm"><text:p/></draw:line><draw:line text:anchor-type="paragraph" draw:z-index="26" draw:name="Ligne 11" draw:style-name="gr2" draw:text-style-name="P3" svg:x1="12.886cm" svg:y1="3.695cm" svg:x2="24.913cm" svg:y2="3.641cm"><text:p/></draw:line><draw:line text:anchor-type="paragraph" draw:z-index="27" draw:name="Ligne 12" draw:style-name="gr1" draw:text-style-name="P2" svg:x1="17.99cm" svg:y1="9.423cm" svg:x2="19.671cm" svg:y2="9.347cm"><text:p/></draw:line><draw:line text:anchor-type="paragraph" draw:z-index="28" draw:name="Ligne 13" draw:style-name="gr1" draw:text-style-name="P2" svg:x1="17.99cm" svg:y1="1.087cm" svg:x2="19.565cm" svg:y2="1.087cm"><text:p/></draw:line><draw:line text:anchor-type="paragraph" draw:z-index="29" draw:name="Ligne 14" draw:style-name="gr1" draw:text-style-name="P2" svg:x1="18.501cm" svg:y1="3.129cm" svg:x2="20.089cm" svg:y2="3.166cm"><text:p/></draw:line><draw:frame draw:style-name="fr1" draw:name="Image2" text:anchor-type="char" svg:x="12.003cm" svg:y="-2cm" svg:width="15.695cm" svg:height="21.001cm" draw:z-index="1"><draw:image xlink:href="Pictures/10000001000001950000037177C09EB883829041.png" xlink:type="simple" xlink:show="embed" xlink:actuate="onLoad" draw:mime-type="image/png"/></draw:frame><draw:frame draw:style-name="fr1" draw:name="Image1" text:anchor-type="char" svg:x="-1.993cm" svg:y="-2cm" svg:width="14.131cm" svg:height="21.001cm" draw:z-index="0"><draw:image xlink:href="Pictures/100000010000026A000003064AED37D4DC4C24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51:03.590504462</meta:creation-date>
    <dc:date>2024-03-13T13:47:31.293625017</dc:date>
    <meta:editing-duration>PT45M37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